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767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 style:data-style-name="N4"/>
    <style:style style:name="ce7" style:family="table-cell" style:parent-style-name="Pivot_20_Table_20_Field" style:data-style-name="N4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4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 style:data-style-name="N4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4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4">
      <style:table-cell-properties fo:border-bottom="none" fo:border-left="none" fo:border-right="0.99pt solid #000000" fo:border-top="0.99pt solid #000000"/>
    </style:style>
    <style:style style:name="ce16" style:family="table-cell" style:parent-style-name="Pivot_20_Table_20_Value" style:data-style-name="N4">
      <style:table-cell-properties fo:border-bottom="none" fo:border-left="none" fo:border-right="0.99pt solid #000000" fo:border-top="none"/>
    </style:style>
    <style:style style:name="ce17" style:family="table-cell" style:parent-style-name="Pivot_20_Table_20_Value" style:data-style-name="N4">
      <style:table-cell-properties fo:border-bottom="0.99pt solid #000000" fo:border-left="none" fo:border-right="0.99pt solid #000000" fo:border-top="none"/>
    </style:style>
    <style:style style:name="ce18" style:family="table-cell" style:parent-style-name="Pivot_20_Table_20_Result" style:data-style-name="N4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servername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deflevelreason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expr_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33" calcext:value-type="float">
            <text:p>11533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01" calcext:value-type="float">
            <text:p>5120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5" calcext:value-type="float">
            <text:p>759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9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54" calcext:value-type="float">
            <text:p>2865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58" calcext:value-type="float">
            <text:p>15158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89" calcext:value-type="float">
            <text:p>26489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4" calcext:value-type="float">
            <text:p>11354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80" calcext:value-type="float">
            <text:p>3728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678" calcext:value-type="float">
            <text:p>2967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73" calcext:value-type="float">
            <text:p>17973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9288" calcext:value-type="float">
            <text:p>79928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775" calcext:value-type="float">
            <text:p>123775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348" calcext:value-type="float">
            <text:p>33034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7114" calcext:value-type="float">
            <text:p>247711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01" calcext:value-type="float">
            <text:p>3710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66" calcext:value-type="float">
            <text:p>29466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46" calcext:value-type="float">
            <text:p>283846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62" calcext:value-type="float">
            <text:p>1126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7898" calcext:value-type="float">
            <text:p>121789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8706" calcext:value-type="float">
            <text:p>218706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6" calcext:value-type="float">
            <text:p>4526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8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83" calcext:value-type="float">
            <text:p>2958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8548" calcext:value-type="float">
            <text:p>43854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5090" calcext:value-type="float">
            <text:p>60509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616" calcext:value-type="float">
            <text:p>29616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4115" calcext:value-type="float">
            <text:p>73411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962" calcext:value-type="float">
            <text:p>4096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302" calcext:value-type="float">
            <text:p>3030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87" calcext:value-type="float">
            <text:p>3018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4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39" calcext:value-type="float">
            <text:p>893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80" calcext:value-type="float">
            <text:p>6708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39" calcext:value-type="float">
            <text:p>9539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87" calcext:value-type="float">
            <text:p>11187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2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491" calcext:value-type="float">
            <text:p>11949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730" calcext:value-type="float">
            <text:p>2973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58" calcext:value-type="float">
            <text:p>11258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133" calcext:value-type="float">
            <text:p>12413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18" calcext:value-type="float">
            <text:p>11318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890" calcext:value-type="float">
            <text:p>21489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893" calcext:value-type="float">
            <text:p>12589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8944" calcext:value-type="float">
            <text:p>216894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11" calcext:value-type="float">
            <text:p>66211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401" calcext:value-type="float">
            <text:p>5140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563" calcext:value-type="float">
            <text:p>12056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70" calcext:value-type="float">
            <text:p>2377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18" calcext:value-type="float">
            <text:p>29318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B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5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98" calcext:value-type="float">
            <text:p>1419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3" calcext:value-type="float">
            <text:p>11113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138" calcext:value-type="float">
            <text:p>6613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6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88" calcext:value-type="float">
            <text:p>1248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01" calcext:value-type="float">
            <text:p>38401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098" calcext:value-type="float">
            <text:p>6609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68" calcext:value-type="float">
            <text:p>3086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764" calcext:value-type="float">
            <text:p>2976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2214" calcext:value-type="float">
            <text:p>44221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219" calcext:value-type="float">
            <text:p>20621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74" calcext:value-type="float">
            <text:p>2947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6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36" calcext:value-type="float">
            <text:p>1133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40" calcext:value-type="float">
            <text:p>2844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59" calcext:value-type="float">
            <text:p>25659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2914" calcext:value-type="float">
            <text:p>632914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21" calcext:value-type="float">
            <text:p>35921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B3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10" calcext:value-type="float">
            <text:p>2991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78" calcext:value-type="float">
            <text:p>1117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9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03" calcext:value-type="float">
            <text:p>22703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210" calcext:value-type="float">
            <text:p>4621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49" calcext:value-type="float">
            <text:p>3104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8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54" calcext:value-type="float">
            <text:p>11154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9" calcext:value-type="float">
            <text:p>1121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45" calcext:value-type="float">
            <text:p>3004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05" calcext:value-type="float">
            <text:p>1150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9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885" calcext:value-type="float">
            <text:p>45885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93" calcext:value-type="float">
            <text:p>2939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56" calcext:value-type="float">
            <text:p>1115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6" calcext:value-type="float">
            <text:p>452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22" calcext:value-type="float">
            <text:p>3912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59" calcext:value-type="float">
            <text:p>945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198" calcext:value-type="float">
            <text:p>19619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95" calcext:value-type="float">
            <text:p>29095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6" calcext:value-type="float">
            <text:p>936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50" calcext:value-type="float">
            <text:p>2985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54" calcext:value-type="float">
            <text:p>1145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37" calcext:value-type="float">
            <text:p>1823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550" calcext:value-type="float">
            <text:p>2655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07" calcext:value-type="float">
            <text:p>18607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94" calcext:value-type="float">
            <text:p>1989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45" calcext:value-type="float">
            <text:p>1014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8748" calcext:value-type="float">
            <text:p>15874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9907" calcext:value-type="float">
            <text:p>359990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517" calcext:value-type="float">
            <text:p>22651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57" calcext:value-type="float">
            <text:p>2995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6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208" calcext:value-type="float">
            <text:p>6120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5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726" calcext:value-type="float">
            <text:p>7972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629" calcext:value-type="float">
            <text:p>29629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408" calcext:value-type="float">
            <text:p>29240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5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28" calcext:value-type="float">
            <text:p>1652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19" calcext:value-type="float">
            <text:p>431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60" calcext:value-type="float">
            <text:p>2986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00005" calcext:value-type="float">
            <text:p>4300005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458" calcext:value-type="float">
            <text:p>74845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215" calcext:value-type="float">
            <text:p>20221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5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137" calcext:value-type="float">
            <text:p>9113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8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6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178" calcext:value-type="float">
            <text:p>119178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2" calcext:value-type="float">
            <text:p>1121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8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7905" calcext:value-type="float">
            <text:p>90790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32" calcext:value-type="float">
            <text:p>19532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984" calcext:value-type="float">
            <text:p>61998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84" calcext:value-type="float">
            <text:p>3708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8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782" calcext:value-type="float">
            <text:p>13078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676" calcext:value-type="float">
            <text:p>149676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94" calcext:value-type="float">
            <text:p>31294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62" calcext:value-type="float">
            <text:p>9462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300" calcext:value-type="float">
            <text:p>10130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55" calcext:value-type="float">
            <text:p>1785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85" calcext:value-type="float">
            <text:p>2948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17" calcext:value-type="float">
            <text:p>1371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373" calcext:value-type="float">
            <text:p>3037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66" calcext:value-type="float">
            <text:p>11166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67" calcext:value-type="float">
            <text:p>1126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77" calcext:value-type="float">
            <text:p>42477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3877" calcext:value-type="float">
            <text:p>184387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27" calcext:value-type="float">
            <text:p>1102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39" calcext:value-type="float">
            <text:p>11339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561" calcext:value-type="float">
            <text:p>4356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656" calcext:value-type="float">
            <text:p>29656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554" calcext:value-type="float">
            <text:p>4155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95" calcext:value-type="float">
            <text:p>71395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34" calcext:value-type="float">
            <text:p>17534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797" calcext:value-type="float">
            <text:p>5579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7510" calcext:value-type="float">
            <text:p>80751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225" calcext:value-type="float">
            <text:p>4822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924" calcext:value-type="float">
            <text:p>26892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5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523" calcext:value-type="float">
            <text:p>224523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0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39" calcext:value-type="float">
            <text:p>29439</text:p>
          </table:table-cell>
        </table:table-row>
      </table:table>
      <table:table table:name="Pivot Table_Sheet1_1" table:style-name="ta1">
        <table:table-column table:style-name="co8" table:default-cell-style-name="Default"/>
        <table:table-column table:style-name="co8" table:default-cell-style-name="ce6"/>
        <table:table-column table:style-name="co9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um - expr_0</text:p>
          </table:table-cell>
          <table:table-cell table:style-name="ce7" office:value-type="string" calcext:value-type="string">
            <text:p>deflevelid</text:p>
          </table:table-cell>
          <table:table-cell table:style-name="ce13"/>
          <table:table-cell table:style-name="ce19"/>
        </table:table-row>
        <table:table-row table:style-name="ro1">
          <table:table-cell table:style-name="ce2" office:value-type="string" calcext:value-type="string">
            <text:p>publisherid</text:p>
          </table:table-cell>
          <table:table-cell table:style-name="ce8" office:value-type="float" office:value="8" calcext:value-type="float">
            <text:p>8,00</text:p>
          </table:table-cell>
          <table:table-cell table:style-name="ce14" office:value-type="float" office:value="22" calcext:value-type="float">
            <text:p>22,00</text:p>
          </table:table-cell>
          <table:table-cell table:style-name="ce20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558079" calcext:value-type="float">
            <text:p>558079</text:p>
          </table:table-cell>
          <table:table-cell table:style-name="ce9" office:value-type="float" office:value="307650" calcext:value-type="float">
            <text:p>307 650,00</text:p>
          </table:table-cell>
          <table:table-cell table:style-name="ce15" office:value-type="float" office:value="2050967" calcext:value-type="float">
            <text:p>2 050 967,00</text:p>
          </table:table-cell>
          <table:table-cell table:style-name="ce21" office:value-type="float" office:value="2358617" calcext:value-type="float">
            <text:p>2358617</text:p>
          </table:table-cell>
        </table:table-row>
        <table:table-row table:style-name="ro1">
          <table:table-cell table:style-name="ce4" office:value-type="float" office:value="558355" calcext:value-type="float">
            <text:p>558355</text:p>
          </table:table-cell>
          <table:table-cell table:style-name="ce10" office:value-type="float" office:value="28287" calcext:value-type="float">
            <text:p>28 287,00</text:p>
          </table:table-cell>
          <table:table-cell table:style-name="ce16" office:value-type="float" office:value="104398" calcext:value-type="float">
            <text:p>104 398,00</text:p>
          </table:table-cell>
          <table:table-cell table:style-name="ce22" office:value-type="float" office:value="132685" calcext:value-type="float">
            <text:p>132685</text:p>
          </table:table-cell>
        </table:table-row>
        <table:table-row table:style-name="ro1">
          <table:table-cell table:style-name="ce4" office:value-type="float" office:value="558356" calcext:value-type="float">
            <text:p>558356</text:p>
          </table:table-cell>
          <table:table-cell table:style-name="ce10"/>
          <table:table-cell table:style-name="ce16" office:value-type="float" office:value="4008257" calcext:value-type="float">
            <text:p>4 008 257,00</text:p>
          </table:table-cell>
          <table:table-cell table:style-name="ce22" office:value-type="float" office:value="4008257" calcext:value-type="float">
            <text:p>4008257</text:p>
          </table:table-cell>
        </table:table-row>
        <table:table-row table:style-name="ro1">
          <table:table-cell table:style-name="ce4" office:value-type="float" office:value="558357" calcext:value-type="float">
            <text:p>558357</text:p>
          </table:table-cell>
          <table:table-cell table:style-name="ce10"/>
          <table:table-cell table:style-name="ce16" office:value-type="float" office:value="10810622" calcext:value-type="float">
            <text:p>10 810 622,00</text:p>
          </table:table-cell>
          <table:table-cell table:style-name="ce22" office:value-type="float" office:value="10810622" calcext:value-type="float">
            <text:p>10810622</text:p>
          </table:table-cell>
        </table:table-row>
        <table:table-row table:style-name="ro1">
          <table:table-cell table:style-name="ce4" office:value-type="float" office:value="558358" calcext:value-type="float">
            <text:p>558358</text:p>
          </table:table-cell>
          <table:table-cell table:style-name="ce10"/>
          <table:table-cell table:style-name="ce16" office:value-type="float" office:value="451490" calcext:value-type="float">
            <text:p>451 490,00</text:p>
          </table:table-cell>
          <table:table-cell table:style-name="ce22" office:value-type="float" office:value="451490" calcext:value-type="float">
            <text:p>451490</text:p>
          </table:table-cell>
        </table:table-row>
        <table:table-row table:style-name="ro1">
          <table:table-cell table:style-name="ce4" office:value-type="float" office:value="558359" calcext:value-type="float">
            <text:p>558359</text:p>
          </table:table-cell>
          <table:table-cell table:style-name="ce10" office:value-type="float" office:value="41" calcext:value-type="float">
            <text:p>41,00</text:p>
          </table:table-cell>
          <table:table-cell table:style-name="ce16" office:value-type="float" office:value="271174" calcext:value-type="float">
            <text:p>271 174,00</text:p>
          </table:table-cell>
          <table:table-cell table:style-name="ce22" office:value-type="float" office:value="271215" calcext:value-type="float">
            <text:p>271215</text:p>
          </table:table-cell>
        </table:table-row>
        <table:table-row table:style-name="ro1">
          <table:table-cell table:style-name="ce4" office:value-type="float" office:value="558360" calcext:value-type="float">
            <text:p>558360</text:p>
          </table:table-cell>
          <table:table-cell table:style-name="ce10" office:value-type="float" office:value="971" calcext:value-type="float">
            <text:p>971,00</text:p>
          </table:table-cell>
          <table:table-cell table:style-name="ce16" office:value-type="float" office:value="5598511" calcext:value-type="float">
            <text:p>5 598 511,00</text:p>
          </table:table-cell>
          <table:table-cell table:style-name="ce22" office:value-type="float" office:value="5599482" calcext:value-type="float">
            <text:p>5599482</text:p>
          </table:table-cell>
        </table:table-row>
        <table:table-row table:style-name="ro1">
          <table:table-cell table:style-name="ce4" office:value-type="float" office:value="558362" calcext:value-type="float">
            <text:p>558362</text:p>
          </table:table-cell>
          <table:table-cell table:style-name="ce10"/>
          <table:table-cell table:style-name="ce16" office:value-type="float" office:value="1261236" calcext:value-type="float">
            <text:p>1 261 236,00</text:p>
          </table:table-cell>
          <table:table-cell table:style-name="ce22" office:value-type="float" office:value="1261236" calcext:value-type="float">
            <text:p>1261236</text:p>
          </table:table-cell>
        </table:table-row>
        <table:table-row table:style-name="ro1">
          <table:table-cell table:style-name="ce4" office:value-type="float" office:value="558530" calcext:value-type="float">
            <text:p>558530</text:p>
          </table:table-cell>
          <table:table-cell table:style-name="ce10"/>
          <table:table-cell table:style-name="ce16" office:value-type="float" office:value="20038" calcext:value-type="float">
            <text:p>20 038,00</text:p>
          </table:table-cell>
          <table:table-cell table:style-name="ce22" office:value-type="float" office:value="20038" calcext:value-type="float">
            <text:p>20038</text:p>
          </table:table-cell>
        </table:table-row>
        <table:table-row table:style-name="ro1">
          <table:table-cell table:style-name="ce4" office:value-type="float" office:value="558602" calcext:value-type="float">
            <text:p>558602</text:p>
          </table:table-cell>
          <table:table-cell table:style-name="ce10" office:value-type="float" office:value="2274" calcext:value-type="float">
            <text:p>2 274,00</text:p>
          </table:table-cell>
          <table:table-cell table:style-name="ce16" office:value-type="float" office:value="598182" calcext:value-type="float">
            <text:p>598 182,00</text:p>
          </table:table-cell>
          <table:table-cell table:style-name="ce22" office:value-type="float" office:value="600456" calcext:value-type="float">
            <text:p>600456</text:p>
          </table:table-cell>
        </table:table-row>
        <table:table-row table:style-name="ro1">
          <table:table-cell table:style-name="ce4" office:value-type="float" office:value="558620" calcext:value-type="float">
            <text:p>558620</text:p>
          </table:table-cell>
          <table:table-cell table:style-name="ce10" office:value-type="float" office:value="20728" calcext:value-type="float">
            <text:p>20 728,00</text:p>
          </table:table-cell>
          <table:table-cell table:style-name="ce16" office:value-type="float" office:value="95399" calcext:value-type="float">
            <text:p>95 399,00</text:p>
          </table:table-cell>
          <table:table-cell table:style-name="ce22" office:value-type="float" office:value="116127" calcext:value-type="float">
            <text:p>116127</text:p>
          </table:table-cell>
        </table:table-row>
        <table:table-row table:style-name="ro1">
          <table:table-cell table:style-name="ce4" office:value-type="float" office:value="558753" calcext:value-type="float">
            <text:p>558753</text:p>
          </table:table-cell>
          <table:table-cell table:style-name="ce10"/>
          <table:table-cell table:style-name="ce16" office:value-type="float" office:value="7" calcext:value-type="float">
            <text:p>7,00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float" office:value="559922" calcext:value-type="float">
            <text:p>559922</text:p>
          </table:table-cell>
          <table:table-cell table:style-name="ce10"/>
          <table:table-cell table:style-name="ce16" office:value-type="float" office:value="1278784" calcext:value-type="float">
            <text:p>1 278 784,00</text:p>
          </table:table-cell>
          <table:table-cell table:style-name="ce22" office:value-type="float" office:value="1278784" calcext:value-type="float">
            <text:p>1278784</text:p>
          </table:table-cell>
        </table:table-row>
        <table:table-row table:style-name="ro1">
          <table:table-cell table:style-name="ce4" office:value-type="float" office:value="559955" calcext:value-type="float">
            <text:p>559955</text:p>
          </table:table-cell>
          <table:table-cell table:style-name="ce11"/>
          <table:table-cell table:style-name="ce17" office:value-type="float" office:value="2789469" calcext:value-type="float">
            <text:p>2 789 469,00</text:p>
          </table:table-cell>
          <table:table-cell table:style-name="ce23" office:value-type="float" office:value="2789469" calcext:value-type="float">
            <text:p>278946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359951" calcext:value-type="float">
            <text:p>359 951,00</text:p>
          </table:table-cell>
          <table:table-cell table:style-name="ce18" office:value-type="float" office:value="29338534" calcext:value-type="float">
            <text:p>29 338 534,00</text:p>
          </table:table-cell>
          <table:table-cell table:style-name="ce24" office:value-type="float" office:value="29698485" calcext:value-type="float">
            <text:p>29698485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'Pivot Table_Sheet1_1'.A1:'Pivot Table_Sheet1_1'.D19" table:buttons="'Pivot Table_Sheet1_1'.A1 'Pivot Table_Sheet1_1'.A4 'Pivot Table_Sheet1_1'.B3">
          <table:source-cell-range table:cell-range-address="Sheet1.A1:Sheet1.G1001"/>
          <table:data-pilot-field table:source-field-name="deflevelid" table:orientation="column" table:used-hierarchy="0" table:function="auto">
            <table:data-pilot-level table:show-empty="false">
              <table:data-pilot-members>
                <table:data-pilot-member table:name="8" table:display="true" table:show-details="true"/>
                <table:data-pilot-member table:name="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blisherid" table:orientation="row" table:used-hierarchy="0" table:function="auto">
            <table:data-pilot-level table:show-empty="false">
              <table:data-pilot-members>
                <table:data-pilot-member table:name="558079" table:display="true" table:show-details="true"/>
                <table:data-pilot-member table:name="558355" table:display="true" table:show-details="true"/>
                <table:data-pilot-member table:name="558356" table:display="true" table:show-details="true"/>
                <table:data-pilot-member table:name="558357" table:display="true" table:show-details="true"/>
                <table:data-pilot-member table:name="558358" table:display="true" table:show-details="true"/>
                <table:data-pilot-member table:name="558359" table:display="true" table:show-details="true"/>
                <table:data-pilot-member table:name="558360" table:display="true" table:show-details="true"/>
                <table:data-pilot-member table:name="558362" table:display="true" table:show-details="true"/>
                <table:data-pilot-member table:name="558530" table:display="true" table:show-details="true"/>
                <table:data-pilot-member table:name="558602" table:display="true" table:show-details="true"/>
                <table:data-pilot-member table:name="558620" table:display="true" table:show-details="true"/>
                <table:data-pilot-member table:name="558753" table:display="true" table:show-details="true"/>
                <table:data-pilot-member table:name="559922" table:display="true" table:show-details="true"/>
                <table:data-pilot-member table:name="5599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expr_0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22" table:display="true" table:show-details="true"/>
                <table:data-pilot-member table:name="125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57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3" table:display="true" table:show-details="true"/>
                <table:data-pilot-member table:name="173" table:display="true" table:show-details="true"/>
                <table:data-pilot-member table:name="177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6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9" table:display="true" table:show-details="true"/>
                <table:data-pilot-member table:name="222" table:display="true" table:show-details="true"/>
                <table:data-pilot-member table:name="224" table:display="true" table:show-details="true"/>
                <table:data-pilot-member table:name="245" table:display="true" table:show-details="true"/>
                <table:data-pilot-member table:name="249" table:display="true" table:show-details="true"/>
                <table:data-pilot-member table:name="252" table:display="true" table:show-details="true"/>
                <table:data-pilot-member table:name="258" table:display="true" table:show-details="true"/>
                <table:data-pilot-member table:name="260" table:display="true" table:show-details="true"/>
                <table:data-pilot-member table:name="286" table:display="true" table:show-details="true"/>
                <table:data-pilot-member table:name="299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9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22" table:display="true" table:show-details="true"/>
                <table:data-pilot-member table:name="324" table:display="true" table:show-details="true"/>
                <table:data-pilot-member table:name="327" table:display="true" table:show-details="true"/>
                <table:data-pilot-member table:name="336" table:display="true" table:show-details="true"/>
                <table:data-pilot-member table:name="339" table:display="true" table:show-details="true"/>
                <table:data-pilot-member table:name="342" table:display="true" table:show-details="true"/>
                <table:data-pilot-member table:name="350" table:display="true" table:show-details="true"/>
                <table:data-pilot-member table:name="365" table:display="true" table:show-details="true"/>
                <table:data-pilot-member table:name="368" table:display="true" table:show-details="true"/>
                <table:data-pilot-member table:name="377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4" table:display="true" table:show-details="true"/>
                <table:data-pilot-member table:name="394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21" table:display="true" table:show-details="true"/>
                <table:data-pilot-member table:name="427" table:display="true" table:show-details="true"/>
                <table:data-pilot-member table:name="437" table:display="true" table:show-details="true"/>
                <table:data-pilot-member table:name="445" table:display="true" table:show-details="true"/>
                <table:data-pilot-member table:name="452" table:display="true" table:show-details="true"/>
                <table:data-pilot-member table:name="455" table:display="true" table:show-details="true"/>
                <table:data-pilot-member table:name="458" table:display="true" table:show-details="true"/>
                <table:data-pilot-member table:name="468" table:display="true" table:show-details="true"/>
                <table:data-pilot-member table:name="477" table:display="true" table:show-details="true"/>
                <table:data-pilot-member table:name="481" table:display="true" table:show-details="true"/>
                <table:data-pilot-member table:name="489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1" table:display="true" table:show-details="true"/>
                <table:data-pilot-member table:name="530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7" table:display="true" table:show-details="true"/>
                <table:data-pilot-member table:name="551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8" table:display="true" table:show-details="true"/>
                <table:data-pilot-member table:name="564" table:display="true" table:show-details="true"/>
                <table:data-pilot-member table:name="575" table:display="true" table:show-details="true"/>
                <table:data-pilot-member table:name="598" table:display="true" table:show-details="true"/>
                <table:data-pilot-member table:name="604" table:display="true" table:show-details="true"/>
                <table:data-pilot-member table:name="611" table:display="true" table:show-details="true"/>
                <table:data-pilot-member table:name="619" table:display="true" table:show-details="true"/>
                <table:data-pilot-member table:name="633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60" table:display="true" table:show-details="true"/>
                <table:data-pilot-member table:name="662" table:display="true" table:show-details="true"/>
                <table:data-pilot-member table:name="683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3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1" table:display="true" table:show-details="true"/>
                <table:data-pilot-member table:name="714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4" table:display="true" table:show-details="true"/>
                <table:data-pilot-member table:name="726" table:display="true" table:show-details="true"/>
                <table:data-pilot-member table:name="728" table:display="true" table:show-details="true"/>
                <table:data-pilot-member table:name="730" table:display="true" table:show-details="true"/>
                <table:data-pilot-member table:name="738" table:display="true" table:show-details="true"/>
                <table:data-pilot-member table:name="742" table:display="true" table:show-details="true"/>
                <table:data-pilot-member table:name="744" table:display="true" table:show-details="true"/>
                <table:data-pilot-member table:name="746" table:display="true" table:show-details="true"/>
                <table:data-pilot-member table:name="749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8" table:display="true" table:show-details="true"/>
                <table:data-pilot-member table:name="767" table:display="true" table:show-details="true"/>
                <table:data-pilot-member table:name="77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8" table:display="true" table:show-details="true"/>
                <table:data-pilot-member table:name="792" table:display="true" table:show-details="true"/>
                <table:data-pilot-member table:name="799" table:display="true" table:show-details="true"/>
                <table:data-pilot-member table:name="802" table:display="true" table:show-details="true"/>
                <table:data-pilot-member table:name="843" table:display="true" table:show-details="true"/>
                <table:data-pilot-member table:name="860" table:display="true" table:show-details="true"/>
                <table:data-pilot-member table:name="867" table:display="true" table:show-details="true"/>
                <table:data-pilot-member table:name="877" table:display="true" table:show-details="true"/>
                <table:data-pilot-member table:name="891" table:display="true" table:show-details="true"/>
                <table:data-pilot-member table:name="908" table:display="true" table:show-details="true"/>
                <table:data-pilot-member table:name="917" table:display="true" table:show-details="true"/>
                <table:data-pilot-member table:name="937" table:display="true" table:show-details="true"/>
                <table:data-pilot-member table:name="948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8" table:display="true" table:show-details="true"/>
                <table:data-pilot-member table:name="983" table:display="true" table:show-details="true"/>
                <table:data-pilot-member table:name="1003" table:display="true" table:show-details="true"/>
                <table:data-pilot-member table:name="1020" table:display="true" table:show-details="true"/>
                <table:data-pilot-member table:name="1028" table:display="true" table:show-details="true"/>
                <table:data-pilot-member table:name="1034" table:display="true" table:show-details="true"/>
                <table:data-pilot-member table:name="1037" table:display="true" table:show-details="true"/>
                <table:data-pilot-member table:name="1049" table:display="true" table:show-details="true"/>
                <table:data-pilot-member table:name="1068" table:display="true" table:show-details="true"/>
                <table:data-pilot-member table:name="1078" table:display="true" table:show-details="true"/>
                <table:data-pilot-member table:name="1110" table:display="true" table:show-details="true"/>
                <table:data-pilot-member table:name="1124" table:display="true" table:show-details="true"/>
                <table:data-pilot-member table:name="1125" table:display="true" table:show-details="true"/>
                <table:data-pilot-member table:name="1135" table:display="true" table:show-details="true"/>
                <table:data-pilot-member table:name="1139" table:display="true" table:show-details="true"/>
                <table:data-pilot-member table:name="1146" table:display="true" table:show-details="true"/>
                <table:data-pilot-member table:name="1155" table:display="true" table:show-details="true"/>
                <table:data-pilot-member table:name="1158" table:display="true" table:show-details="true"/>
                <table:data-pilot-member table:name="1160" table:display="true" table:show-details="true"/>
                <table:data-pilot-member table:name="1163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85" table:display="true" table:show-details="true"/>
                <table:data-pilot-member table:name="1186" table:display="true" table:show-details="true"/>
                <table:data-pilot-member table:name="1202" table:display="true" table:show-details="true"/>
                <table:data-pilot-member table:name="1204" table:display="true" table:show-details="true"/>
                <table:data-pilot-member table:name="1229" table:display="true" table:show-details="true"/>
                <table:data-pilot-member table:name="1252" table:display="true" table:show-details="true"/>
                <table:data-pilot-member table:name="1261" table:display="true" table:show-details="true"/>
                <table:data-pilot-member table:name="1375" table:display="true" table:show-details="true"/>
                <table:data-pilot-member table:name="1487" table:display="true" table:show-details="true"/>
                <table:data-pilot-member table:name="1500" table:display="true" table:show-details="true"/>
                <table:data-pilot-member table:name="1511" table:display="true" table:show-details="true"/>
                <table:data-pilot-member table:name="1529" table:display="true" table:show-details="true"/>
                <table:data-pilot-member table:name="1534" table:display="true" table:show-details="true"/>
                <table:data-pilot-member table:name="1537" table:display="true" table:show-details="true"/>
                <table:data-pilot-member table:name="1547" table:display="true" table:show-details="true"/>
                <table:data-pilot-member table:name="1627" table:display="true" table:show-details="true"/>
                <table:data-pilot-member table:name="1658" table:display="true" table:show-details="true"/>
                <table:data-pilot-member table:name="1705" table:display="true" table:show-details="true"/>
                <table:data-pilot-member table:name="1741" table:display="true" table:show-details="true"/>
                <table:data-pilot-member table:name="1742" table:display="true" table:show-details="true"/>
                <table:data-pilot-member table:name="1743" table:display="true" table:show-details="true"/>
                <table:data-pilot-member table:name="1744" table:display="true" table:show-details="true"/>
                <table:data-pilot-member table:name="1756" table:display="true" table:show-details="true"/>
                <table:data-pilot-member table:name="1763" table:display="true" table:show-details="true"/>
                <table:data-pilot-member table:name="1765" table:display="true" table:show-details="true"/>
                <table:data-pilot-member table:name="1768" table:display="true" table:show-details="true"/>
                <table:data-pilot-member table:name="1769" table:display="true" table:show-details="true"/>
                <table:data-pilot-member table:name="1773" table:display="true" table:show-details="true"/>
                <table:data-pilot-member table:name="1779" table:display="true" table:show-details="true"/>
                <table:data-pilot-member table:name="1781" table:display="true" table:show-details="true"/>
                <table:data-pilot-member table:name="1784" table:display="true" table:show-details="true"/>
                <table:data-pilot-member table:name="1794" table:display="true" table:show-details="true"/>
                <table:data-pilot-member table:name="1802" table:display="true" table:show-details="true"/>
                <table:data-pilot-member table:name="1803" table:display="true" table:show-details="true"/>
                <table:data-pilot-member table:name="1811" table:display="true" table:show-details="true"/>
                <table:data-pilot-member table:name="1818" table:display="true" table:show-details="true"/>
                <table:data-pilot-member table:name="1825" table:display="true" table:show-details="true"/>
                <table:data-pilot-member table:name="1873" table:display="true" table:show-details="true"/>
                <table:data-pilot-member table:name="1895" table:display="true" table:show-details="true"/>
                <table:data-pilot-member table:name="1902" table:display="true" table:show-details="true"/>
                <table:data-pilot-member table:name="1932" table:display="true" table:show-details="true"/>
                <table:data-pilot-member table:name="1991" table:display="true" table:show-details="true"/>
                <table:data-pilot-member table:name="2038" table:display="true" table:show-details="true"/>
                <table:data-pilot-member table:name="2041" table:display="true" table:show-details="true"/>
                <table:data-pilot-member table:name="2044" table:display="true" table:show-details="true"/>
                <table:data-pilot-member table:name="2053" table:display="true" table:show-details="true"/>
                <table:data-pilot-member table:name="2064" table:display="true" table:show-details="true"/>
                <table:data-pilot-member table:name="2070" table:display="true" table:show-details="true"/>
                <table:data-pilot-member table:name="2078" table:display="true" table:show-details="true"/>
                <table:data-pilot-member table:name="2080" table:display="true" table:show-details="true"/>
                <table:data-pilot-member table:name="2081" table:display="true" table:show-details="true"/>
                <table:data-pilot-member table:name="2086" table:display="true" table:show-details="true"/>
                <table:data-pilot-member table:name="2090" table:display="true" table:show-details="true"/>
                <table:data-pilot-member table:name="2094" table:display="true" table:show-details="true"/>
                <table:data-pilot-member table:name="2096" table:display="true" table:show-details="true"/>
                <table:data-pilot-member table:name="2099" table:display="true" table:show-details="true"/>
                <table:data-pilot-member table:name="2106" table:display="true" table:show-details="true"/>
                <table:data-pilot-member table:name="2111" table:display="true" table:show-details="true"/>
                <table:data-pilot-member table:name="2125" table:display="true" table:show-details="true"/>
                <table:data-pilot-member table:name="2129" table:display="true" table:show-details="true"/>
                <table:data-pilot-member table:name="2130" table:display="true" table:show-details="true"/>
                <table:data-pilot-member table:name="2149" table:display="true" table:show-details="true"/>
                <table:data-pilot-member table:name="2153" table:display="true" table:show-details="true"/>
                <table:data-pilot-member table:name="2158" table:display="true" table:show-details="true"/>
                <table:data-pilot-member table:name="2159" table:display="true" table:show-details="true"/>
                <table:data-pilot-member table:name="2166" table:display="true" table:show-details="true"/>
                <table:data-pilot-member table:name="2189" table:display="true" table:show-details="true"/>
                <table:data-pilot-member table:name="2192" table:display="true" table:show-details="true"/>
                <table:data-pilot-member table:name="2315" table:display="true" table:show-details="true"/>
                <table:data-pilot-member table:name="2322" table:display="true" table:show-details="true"/>
                <table:data-pilot-member table:name="2407" table:display="true" table:show-details="true"/>
                <table:data-pilot-member table:name="2479" table:display="true" table:show-details="true"/>
                <table:data-pilot-member table:name="2535" table:display="true" table:show-details="true"/>
                <table:data-pilot-member table:name="2579" table:display="true" table:show-details="true"/>
                <table:data-pilot-member table:name="2633" table:display="true" table:show-details="true"/>
                <table:data-pilot-member table:name="2642" table:display="true" table:show-details="true"/>
                <table:data-pilot-member table:name="2672" table:display="true" table:show-details="true"/>
                <table:data-pilot-member table:name="2680" table:display="true" table:show-details="true"/>
                <table:data-pilot-member table:name="2866" table:display="true" table:show-details="true"/>
                <table:data-pilot-member table:name="3002" table:display="true" table:show-details="true"/>
                <table:data-pilot-member table:name="3015" table:display="true" table:show-details="true"/>
                <table:data-pilot-member table:name="3046" table:display="true" table:show-details="true"/>
                <table:data-pilot-member table:name="3059" table:display="true" table:show-details="true"/>
                <table:data-pilot-member table:name="3122" table:display="true" table:show-details="true"/>
                <table:data-pilot-member table:name="3144" table:display="true" table:show-details="true"/>
                <table:data-pilot-member table:name="3147" table:display="true" table:show-details="true"/>
                <table:data-pilot-member table:name="3333" table:display="true" table:show-details="true"/>
                <table:data-pilot-member table:name="3536" table:display="true" table:show-details="true"/>
                <table:data-pilot-member table:name="3660" table:display="true" table:show-details="true"/>
                <table:data-pilot-member table:name="3729" table:display="true" table:show-details="true"/>
                <table:data-pilot-member table:name="3849" table:display="true" table:show-details="true"/>
                <table:data-pilot-member table:name="4087" table:display="true" table:show-details="true"/>
                <table:data-pilot-member table:name="4093" table:display="true" table:show-details="true"/>
                <table:data-pilot-member table:name="4144" table:display="true" table:show-details="true"/>
                <table:data-pilot-member table:name="4249" table:display="true" table:show-details="true"/>
                <table:data-pilot-member table:name="4311" table:display="true" table:show-details="true"/>
                <table:data-pilot-member table:name="4319" table:display="true" table:show-details="true"/>
                <table:data-pilot-member table:name="4322" table:display="true" table:show-details="true"/>
                <table:data-pilot-member table:name="4328" table:display="true" table:show-details="true"/>
                <table:data-pilot-member table:name="4330" table:display="true" table:show-details="true"/>
                <table:data-pilot-member table:name="4336" table:display="true" table:show-details="true"/>
                <table:data-pilot-member table:name="4341" table:display="true" table:show-details="true"/>
                <table:data-pilot-member table:name="4343" table:display="true" table:show-details="true"/>
                <table:data-pilot-member table:name="4347" table:display="true" table:show-details="true"/>
                <table:data-pilot-member table:name="4377" table:display="true" table:show-details="true"/>
                <table:data-pilot-member table:name="4380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5" table:display="true" table:show-details="true"/>
                <table:data-pilot-member table:name="4406" table:display="true" table:show-details="true"/>
                <table:data-pilot-member table:name="4427" table:display="true" table:show-details="true"/>
                <table:data-pilot-member table:name="4434" table:display="true" table:show-details="true"/>
                <table:data-pilot-member table:name="4439" table:display="true" table:show-details="true"/>
                <table:data-pilot-member table:name="4440" table:display="true" table:show-details="true"/>
                <table:data-pilot-member table:name="4441" table:display="true" table:show-details="true"/>
                <table:data-pilot-member table:name="4443" table:display="true" table:show-details="true"/>
                <table:data-pilot-member table:name="4452" table:display="true" table:show-details="true"/>
                <table:data-pilot-member table:name="4462" table:display="true" table:show-details="true"/>
                <table:data-pilot-member table:name="4526" table:display="true" table:show-details="true"/>
                <table:data-pilot-member table:name="4624" table:display="true" table:show-details="true"/>
                <table:data-pilot-member table:name="4749" table:display="true" table:show-details="true"/>
                <table:data-pilot-member table:name="4783" table:display="true" table:show-details="true"/>
                <table:data-pilot-member table:name="4934" table:display="true" table:show-details="true"/>
                <table:data-pilot-member table:name="5059" table:display="true" table:show-details="true"/>
                <table:data-pilot-member table:name="5073" table:display="true" table:show-details="true"/>
                <table:data-pilot-member table:name="5179" table:display="true" table:show-details="true"/>
                <table:data-pilot-member table:name="5204" table:display="true" table:show-details="true"/>
                <table:data-pilot-member table:name="5210" table:display="true" table:show-details="true"/>
                <table:data-pilot-member table:name="5274" table:display="true" table:show-details="true"/>
                <table:data-pilot-member table:name="5511" table:display="true" table:show-details="true"/>
                <table:data-pilot-member table:name="5602" table:display="true" table:show-details="true"/>
                <table:data-pilot-member table:name="5677" table:display="true" table:show-details="true"/>
                <table:data-pilot-member table:name="5696" table:display="true" table:show-details="true"/>
                <table:data-pilot-member table:name="6176" table:display="true" table:show-details="true"/>
                <table:data-pilot-member table:name="6570" table:display="true" table:show-details="true"/>
                <table:data-pilot-member table:name="6718" table:display="true" table:show-details="true"/>
                <table:data-pilot-member table:name="6884" table:display="true" table:show-details="true"/>
                <table:data-pilot-member table:name="7595" table:display="true" table:show-details="true"/>
                <table:data-pilot-member table:name="7992" table:display="true" table:show-details="true"/>
                <table:data-pilot-member table:name="8237" table:display="true" table:show-details="true"/>
                <table:data-pilot-member table:name="8512" table:display="true" table:show-details="true"/>
                <table:data-pilot-member table:name="8939" table:display="true" table:show-details="true"/>
                <table:data-pilot-member table:name="9032" table:display="true" table:show-details="true"/>
                <table:data-pilot-member table:name="9351" table:display="true" table:show-details="true"/>
                <table:data-pilot-member table:name="9366" table:display="true" table:show-details="true"/>
                <table:data-pilot-member table:name="9422" table:display="true" table:show-details="true"/>
                <table:data-pilot-member table:name="9459" table:display="true" table:show-details="true"/>
                <table:data-pilot-member table:name="9462" table:display="true" table:show-details="true"/>
                <table:data-pilot-member table:name="9539" table:display="true" table:show-details="true"/>
                <table:data-pilot-member table:name="10145" table:display="true" table:show-details="true"/>
                <table:data-pilot-member table:name="11027" table:display="true" table:show-details="true"/>
                <table:data-pilot-member table:name="11113" table:display="true" table:show-details="true"/>
                <table:data-pilot-member table:name="11154" table:display="true" table:show-details="true"/>
                <table:data-pilot-member table:name="11156" table:display="true" table:show-details="true"/>
                <table:data-pilot-member table:name="11159" table:display="true" table:show-details="true"/>
                <table:data-pilot-member table:name="11166" table:display="true" table:show-details="true"/>
                <table:data-pilot-member table:name="11178" table:display="true" table:show-details="true"/>
                <table:data-pilot-member table:name="11187" table:display="true" table:show-details="true"/>
                <table:data-pilot-member table:name="11212" table:display="true" table:show-details="true"/>
                <table:data-pilot-member table:name="11215" table:display="true" table:show-details="true"/>
                <table:data-pilot-member table:name="11219" table:display="true" table:show-details="true"/>
                <table:data-pilot-member table:name="11220" table:display="true" table:show-details="true"/>
                <table:data-pilot-member table:name="11258" table:display="true" table:show-details="true"/>
                <table:data-pilot-member table:name="11262" table:display="true" table:show-details="true"/>
                <table:data-pilot-member table:name="11267" table:display="true" table:show-details="true"/>
                <table:data-pilot-member table:name="11318" table:display="true" table:show-details="true"/>
                <table:data-pilot-member table:name="11336" table:display="true" table:show-details="true"/>
                <table:data-pilot-member table:name="11339" table:display="true" table:show-details="true"/>
                <table:data-pilot-member table:name="11354" table:display="true" table:show-details="true"/>
                <table:data-pilot-member table:name="11375" table:display="true" table:show-details="true"/>
                <table:data-pilot-member table:name="11384" table:display="true" table:show-details="true"/>
                <table:data-pilot-member table:name="11416" table:display="true" table:show-details="true"/>
                <table:data-pilot-member table:name="11417" table:display="true" table:show-details="true"/>
                <table:data-pilot-member table:name="11454" table:display="true" table:show-details="true"/>
                <table:data-pilot-member table:name="11505" table:display="true" table:show-details="true"/>
                <table:data-pilot-member table:name="11533" table:display="true" table:show-details="true"/>
                <table:data-pilot-member table:name="12488" table:display="true" table:show-details="true"/>
                <table:data-pilot-member table:name="13717" table:display="true" table:show-details="true"/>
                <table:data-pilot-member table:name="14198" table:display="true" table:show-details="true"/>
                <table:data-pilot-member table:name="14849" table:display="true" table:show-details="true"/>
                <table:data-pilot-member table:name="15158" table:display="true" table:show-details="true"/>
                <table:data-pilot-member table:name="16528" table:display="true" table:show-details="true"/>
                <table:data-pilot-member table:name="17534" table:display="true" table:show-details="true"/>
                <table:data-pilot-member table:name="17855" table:display="true" table:show-details="true"/>
                <table:data-pilot-member table:name="17973" table:display="true" table:show-details="true"/>
                <table:data-pilot-member table:name="18237" table:display="true" table:show-details="true"/>
                <table:data-pilot-member table:name="18607" table:display="true" table:show-details="true"/>
                <table:data-pilot-member table:name="19532" table:display="true" table:show-details="true"/>
                <table:data-pilot-member table:name="19894" table:display="true" table:show-details="true"/>
                <table:data-pilot-member table:name="22703" table:display="true" table:show-details="true"/>
                <table:data-pilot-member table:name="23770" table:display="true" table:show-details="true"/>
                <table:data-pilot-member table:name="25659" table:display="true" table:show-details="true"/>
                <table:data-pilot-member table:name="26489" table:display="true" table:show-details="true"/>
                <table:data-pilot-member table:name="26550" table:display="true" table:show-details="true"/>
                <table:data-pilot-member table:name="28440" table:display="true" table:show-details="true"/>
                <table:data-pilot-member table:name="28654" table:display="true" table:show-details="true"/>
                <table:data-pilot-member table:name="29095" table:display="true" table:show-details="true"/>
                <table:data-pilot-member table:name="29284" table:display="true" table:show-details="true"/>
                <table:data-pilot-member table:name="29318" table:display="true" table:show-details="true"/>
                <table:data-pilot-member table:name="29393" table:display="true" table:show-details="true"/>
                <table:data-pilot-member table:name="29439" table:display="true" table:show-details="true"/>
                <table:data-pilot-member table:name="29466" table:display="true" table:show-details="true"/>
                <table:data-pilot-member table:name="29474" table:display="true" table:show-details="true"/>
                <table:data-pilot-member table:name="29485" table:display="true" table:show-details="true"/>
                <table:data-pilot-member table:name="29583" table:display="true" table:show-details="true"/>
                <table:data-pilot-member table:name="29616" table:display="true" table:show-details="true"/>
                <table:data-pilot-member table:name="29629" table:display="true" table:show-details="true"/>
                <table:data-pilot-member table:name="29656" table:display="true" table:show-details="true"/>
                <table:data-pilot-member table:name="29678" table:display="true" table:show-details="true"/>
                <table:data-pilot-member table:name="29730" table:display="true" table:show-details="true"/>
                <table:data-pilot-member table:name="29764" table:display="true" table:show-details="true"/>
                <table:data-pilot-member table:name="29850" table:display="true" table:show-details="true"/>
                <table:data-pilot-member table:name="29860" table:display="true" table:show-details="true"/>
                <table:data-pilot-member table:name="29910" table:display="true" table:show-details="true"/>
                <table:data-pilot-member table:name="29957" table:display="true" table:show-details="true"/>
                <table:data-pilot-member table:name="30045" table:display="true" table:show-details="true"/>
                <table:data-pilot-member table:name="30187" table:display="true" table:show-details="true"/>
                <table:data-pilot-member table:name="30302" table:display="true" table:show-details="true"/>
                <table:data-pilot-member table:name="30373" table:display="true" table:show-details="true"/>
                <table:data-pilot-member table:name="30868" table:display="true" table:show-details="true"/>
                <table:data-pilot-member table:name="31049" table:display="true" table:show-details="true"/>
                <table:data-pilot-member table:name="31294" table:display="true" table:show-details="true"/>
                <table:data-pilot-member table:name="35921" table:display="true" table:show-details="true"/>
                <table:data-pilot-member table:name="37084" table:display="true" table:show-details="true"/>
                <table:data-pilot-member table:name="37101" table:display="true" table:show-details="true"/>
                <table:data-pilot-member table:name="37280" table:display="true" table:show-details="true"/>
                <table:data-pilot-member table:name="38401" table:display="true" table:show-details="true"/>
                <table:data-pilot-member table:name="39122" table:display="true" table:show-details="true"/>
                <table:data-pilot-member table:name="40962" table:display="true" table:show-details="true"/>
                <table:data-pilot-member table:name="41554" table:display="true" table:show-details="true"/>
                <table:data-pilot-member table:name="42477" table:display="true" table:show-details="true"/>
                <table:data-pilot-member table:name="43561" table:display="true" table:show-details="true"/>
                <table:data-pilot-member table:name="45885" table:display="true" table:show-details="true"/>
                <table:data-pilot-member table:name="46210" table:display="true" table:show-details="true"/>
                <table:data-pilot-member table:name="48225" table:display="true" table:show-details="true"/>
                <table:data-pilot-member table:name="51201" table:display="true" table:show-details="true"/>
                <table:data-pilot-member table:name="51401" table:display="true" table:show-details="true"/>
                <table:data-pilot-member table:name="55797" table:display="true" table:show-details="true"/>
                <table:data-pilot-member table:name="61208" table:display="true" table:show-details="true"/>
                <table:data-pilot-member table:name="66098" table:display="true" table:show-details="true"/>
                <table:data-pilot-member table:name="66138" table:display="true" table:show-details="true"/>
                <table:data-pilot-member table:name="66211" table:display="true" table:show-details="true"/>
                <table:data-pilot-member table:name="67080" table:display="true" table:show-details="true"/>
                <table:data-pilot-member table:name="71395" table:display="true" table:show-details="true"/>
                <table:data-pilot-member table:name="79726" table:display="true" table:show-details="true"/>
                <table:data-pilot-member table:name="91137" table:display="true" table:show-details="true"/>
                <table:data-pilot-member table:name="101300" table:display="true" table:show-details="true"/>
                <table:data-pilot-member table:name="119178" table:display="true" table:show-details="true"/>
                <table:data-pilot-member table:name="119491" table:display="true" table:show-details="true"/>
                <table:data-pilot-member table:name="120563" table:display="true" table:show-details="true"/>
                <table:data-pilot-member table:name="123775" table:display="true" table:show-details="true"/>
                <table:data-pilot-member table:name="124133" table:display="true" table:show-details="true"/>
                <table:data-pilot-member table:name="125893" table:display="true" table:show-details="true"/>
                <table:data-pilot-member table:name="130782" table:display="true" table:show-details="true"/>
                <table:data-pilot-member table:name="149676" table:display="true" table:show-details="true"/>
                <table:data-pilot-member table:name="158748" table:display="true" table:show-details="true"/>
                <table:data-pilot-member table:name="196198" table:display="true" table:show-details="true"/>
                <table:data-pilot-member table:name="202215" table:display="true" table:show-details="true"/>
                <table:data-pilot-member table:name="206219" table:display="true" table:show-details="true"/>
                <table:data-pilot-member table:name="214890" table:display="true" table:show-details="true"/>
                <table:data-pilot-member table:name="218706" table:display="true" table:show-details="true"/>
                <table:data-pilot-member table:name="224523" table:display="true" table:show-details="true"/>
                <table:data-pilot-member table:name="226517" table:display="true" table:show-details="true"/>
                <table:data-pilot-member table:name="268924" table:display="true" table:show-details="true"/>
                <table:data-pilot-member table:name="283846" table:display="true" table:show-details="true"/>
                <table:data-pilot-member table:name="292408" table:display="true" table:show-details="true"/>
                <table:data-pilot-member table:name="330348" table:display="true" table:show-details="true"/>
                <table:data-pilot-member table:name="438548" table:display="true" table:show-details="true"/>
                <table:data-pilot-member table:name="442214" table:display="true" table:show-details="true"/>
                <table:data-pilot-member table:name="605090" table:display="true" table:show-details="true"/>
                <table:data-pilot-member table:name="619984" table:display="true" table:show-details="true"/>
                <table:data-pilot-member table:name="632914" table:display="true" table:show-details="true"/>
                <table:data-pilot-member table:name="734115" table:display="true" table:show-details="true"/>
                <table:data-pilot-member table:name="748458" table:display="true" table:show-details="true"/>
                <table:data-pilot-member table:name="799288" table:display="true" table:show-details="true"/>
                <table:data-pilot-member table:name="807510" table:display="true" table:show-details="true"/>
                <table:data-pilot-member table:name="907905" table:display="true" table:show-details="true"/>
                <table:data-pilot-member table:name="1217898" table:display="true" table:show-details="true"/>
                <table:data-pilot-member table:name="1843877" table:display="true" table:show-details="true"/>
                <table:data-pilot-member table:name="2168944" table:display="true" table:show-details="true"/>
                <table:data-pilot-member table:name="2477114" table:display="true" table:show-details="true"/>
                <table:data-pilot-member table:name="3599907" table:display="true" table:show-details="true"/>
                <table:data-pilot-member table:name="4300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10T15:56:55.937488221</dc:date>
    <dc:creator>pmoukhataev </dc:creator>
    <meta:editing-duration>P0D</meta:editing-duration>
    <meta:editing-cycles>1</meta:editing-cycles>
    <meta:document-statistic meta:table-count="2" meta:cell-count="7066" meta:object-count="0"/>
  </office:meta>
</office:document-meta>
</file>